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<text:s/>Graycel Santos </text:p>
      <text:p text:style-name="P1"><text:s text:c="4"/>2009-32132 </text:p>
      <text:p text:style-name="P1"><text:s text:c="4"/>CMSC 11, T-4L </text:p>
      <text:p text:style-name="P1"/>
      <text:p text:style-name="P1"><text:s/>+++++++++++++++++++++++++++++++-PROJECT ASSIGNMENT-++++++++++++++++++++++++++++++ </text:p>
      <text:p text:style-name="P1"/>
      <text:p text:style-name="P1"><text:tab/><text:tab/><text:tab/> <text:s text:c="9"/>&gt;&gt;&gt;&gt;&gt;&gt;&gt;&gt;&gt;"My (mini) Personal Phone Book&lt;&lt;&lt;&lt;&lt;&lt;&lt;&lt;&lt;&lt; </text:p>
      <text:p text:style-name="P1"/>
      <text:p text:style-name="P1"><text:tab/>This is a program that is closely related to a Phone Book. It records and displays contact information </text:p>
      <text:p text:style-name="P1"><text:tab/>of the person you want/have added to the list. It can also perform different actions like searching a </text:p>
      <text:p text:style-name="P1"><text:tab/>contact you recently added and viewing the new list alphabetically or viewing the old contact list stored </text:p>
      <text:p text:style-name="P1"><text:tab/>in a file. It also manage to delete all stored data and write a new list...that is if the user doesn't </text:p>
      <text:p text:style-name="P1"><text:tab/>want to contact those people in the old stored list that he/she will delete. However, the program needs </text:p>
      <text:p text:style-name="P1"><text:tab/>authorization before the user can avail its services. It requires the user to enter a new account he/she </text:p>
      <text:p text:style-name="P1"><text:tab/>created and log-in, or else the user cannnot use 'MY PERSONAL PHONE BOOK'. </text:p>
      <text:p text:style-name="P1"><text:tab/><text:tab/> </text:p>
      <text:p text:style-name="P1"><text:s text:c="2"/>+++++++++++++++++++++++++++++++-====================-+++++++++++++++++++++++++++++ </text:p>
      <text:p text:style-name="P1">*/ </text:p>
      <text:p text:style-name="P1"/>
      <text:p text:style-name="P1"/>
      <text:p text:style-name="P1">#include &lt;stdio.h&gt; </text:p>
      <text:p text:style-name="P1">#include &lt;string.h&gt; </text:p>
      <text:p text:style-name="P1">#include &lt;stdlib.h&gt; </text:p>
      <text:p text:style-name="P1"/>
      <text:p text:style-name="P1"/>
      <text:p text:style-name="P1"/>
      <text:p text:style-name="P1">//structures that manages to store different needed information from the user </text:p>
      <text:p text:style-name="P1">typedef struct{ </text:p>
      <text:p text:style-name="P1">char first[100]; </text:p>
      <text:p text:style-name="P1">char last[100]; </text:p>
      <text:p text:style-name="P1">}full;//this is the structure for the names of the contact </text:p>
      <text:p text:style-name="P1"/>
      <text:p text:style-name="P1">typedef struct{ </text:p>
      <text:p text:style-name="P1">char eadd[50]; </text:p>
      <text:p text:style-name="P1">char cel[20]; </text:p>
      <text:p text:style-name="P1">char tel[20]; </text:p>
      <text:p text:style-name="P1">full name; </text:p>
      <text:p text:style-name="P1">}info;//this is the structure for the whole information of the contact. </text:p>
      <text:p text:style-name="P1"/>
      <text:p text:style-name="P1">typedef struct{ </text:p>
      <text:p text:style-name="P1">char account[50]; </text:p>
      <text:p text:style-name="P1">char password[50]; </text:p>
      <text:p text:style-name="P1">}member;//structure for the user's account information </text:p>
      <text:p text:style-name="P1"/>
      <text:p text:style-name="P1">typedef struct{<text:tab/><text:tab/><text:tab/> </text:p>
      <text:p text:style-name="P1">char name[50]; </text:p>
      <text:p text:style-name="P1">int age; </text:p>
      <text:p text:style-name="P1">char tel[20]; </text:p>
      <text:p text:style-name="P1">char cel[20]; </text:p>
      <text:p text:style-name="P1"><text:soft-page-break/>char eadd[50]; </text:p>
      <text:p text:style-name="P1">}user;//structure for the user's account information </text:p>
      <text:p text:style-name="P1"/>
      <text:p text:style-name="P1"/>
      <text:p text:style-name="P1">/////////////////////////////////////////////////////////////////Global declaration//////////////////////////////////////////////////////////////////////////// </text:p>
      <text:p text:style-name="P1"/>
      <text:p text:style-name="P1"/>
      <text:p text:style-name="P1">member rec[50]; </text:p>
      <text:p text:style-name="P1">user profile[50]; </text:p>
      <text:p text:style-name="P1">info contact[100]; </text:p>
      <text:p text:style-name="P1">int list; </text:p>
      <text:p text:style-name="P1"/>
      <text:p text:style-name="P1">FILE *fp; </text:p>
      <text:p text:style-name="P1"/>
      <text:p text:style-name="P1"/>
      <text:p text:style-name="P1"/>
      <text:p text:style-name="P1"/>
      <text:p text:style-name="P1"/>
      <text:p text:style-name="P1"/>
      <text:p text:style-name="P1">///////////////////////////////////////////////////////////////////Function declaration/////////////////////////////////////////////////////////////////////// </text:p>
      <text:p text:style-name="P1"/>
      <text:p text:style-name="P1"/>
      <text:p text:style-name="P1"/>
      <text:p text:style-name="P1">//This declares the fuctions used to run this program efficiently &amp; effectively </text:p>
      <text:p text:style-name="P1"/>
      <text:p text:style-name="P1"/>
      <text:p text:style-name="P1">void reminder(); </text:p>
      <text:p text:style-name="P1">void new(member rec[50], char b[], int c); </text:p>
      <text:p text:style-name="P1">void login(member rec[50], char d[], char e[]); </text:p>
      <text:p text:style-name="P1">void write(member rec[50], int f); </text:p>
      <text:p text:style-name="P1">void newuser(member rec[50], int r); </text:p>
      <text:p text:style-name="P1">void record(user profile[50], int g); </text:p>
      <text:p text:style-name="P1">void pro(user profile[50], int r); </text:p>
      <text:p text:style-name="P1">void addcontact(); </text:p>
      <text:p text:style-name="P1">void viewall(); </text:p>
      <text:p text:style-name="P1">void sorted(info s[], int n); </text:p>
      <text:p text:style-name="P1">void searchcontact(); </text:p>
      <text:p text:style-name="P1">void searched(info ss); </text:p>
      <text:p text:style-name="P1">void erase(); </text:p>
      <text:p text:style-name="P1"/>
      <text:p text:style-name="P1"/>
      <text:p text:style-name="P1"/>
      <text:p text:style-name="P1"/>
      <text:p text:style-name="P1"/>
      <text:p text:style-name="P1"/>
      <text:p text:style-name="P1">///////////////////////////////////////////////////////////////////////Main function//////////////////////////////////////////////////////////////////////////// </text:p>
      <text:p text:style-name="P1"/>
      <text:p text:style-name="P1">//It all starts here :D </text:p>
      <text:p text:style-name="P1"/>
      <text:p text:style-name="P1"><text:soft-page-break/><text:s/></text:p>
      <text:p text:style-name="P1">main() </text:p>
      <text:p text:style-name="P1">{ </text:p>
      <text:p text:style-name="P1"/>
      <text:p text:style-name="P1"/>
      <text:p text:style-name="P1">//local variables declarations </text:p>
      <text:p text:style-name="P1"/>
      <text:p text:style-name="P1">int choice, a=0;<text:tab/><text:tab/> </text:p>
      <text:p text:style-name="P1">char password[20]; </text:p>
      <text:p text:style-name="P1">char account[20]; </text:p>
      <text:p text:style-name="P1">int intj, inti; </text:p>
      <text:p text:style-name="P1"/>
      <text:p text:style-name="P1"/>
      <text:p text:style-name="P1"/>
      <text:p text:style-name="P1"><text:tab/>system("clear"); </text:p>
      <text:p text:style-name="P1"/>
      <text:p text:style-name="P1"/>
      <text:p text:style-name="P1"><text:tab/>for(intj=0; intj&lt;5-1; intj++){<text:tab/><text:tab/>//right triangle (for design only) </text:p>
      <text:p text:style-name="P1"><text:tab/><text:tab/>for(inti=0; inti&lt;intj+1; inti++){ </text:p>
      <text:p text:style-name="P1"><text:tab/><text:tab/><text:tab/><text:tab/>printf("x"); </text:p>
      <text:p text:style-name="P1"><text:tab/><text:tab/>} </text:p>
      <text:p text:style-name="P1"><text:tab/><text:tab/>putchar('\n');<text:tab/><text:tab/><text:tab/><text:tab/> </text:p>
      <text:p text:style-name="P1"><text:tab/>} </text:p>
      <text:p text:style-name="P1"/>
      <text:p text:style-name="P1"><text:s text:c="4"/><text:tab/>printf("\tWelcome to 'MY PERSONAL Phone Book' <text:s/>&gt;&gt;&gt;&gt; "); </text:p>
      <text:p text:style-name="P1"><text:tab/>putchar('\n'); </text:p>
      <text:p text:style-name="P1"/>
      <text:p text:style-name="P1"><text:tab/>for(intj=4;intj&gt;0;intj--){<text:tab/><text:tab/>//inverted right triangle (for design only) </text:p>
      <text:p text:style-name="P1"><text:tab/><text:tab/><text:tab/> </text:p>
      <text:p text:style-name="P1"><text:tab/><text:tab/><text:tab/>for(inti=0;inti&lt;intj;inti++){ </text:p>
      <text:p text:style-name="P1"><text:tab/><text:tab/><text:tab/><text:tab/>printf("x"); </text:p>
      <text:p text:style-name="P1"><text:tab/><text:tab/><text:tab/>} </text:p>
      <text:p text:style-name="P1"><text:tab/><text:tab/>putchar('\n'); </text:p>
      <text:p text:style-name="P1"><text:tab/><text:tab/><text:tab/><text:tab/> </text:p>
      <text:p text:style-name="P1"><text:tab/>} </text:p>
      <text:p text:style-name="P1"><text:tab/><text:tab/>putchar('\n'); </text:p>
      <text:p text:style-name="P1"><text:tab/><text:tab/>putchar('\n'); </text:p>
      <text:p text:style-name="P1"/>
      <text:p text:style-name="P1">while(choice!=4){ </text:p>
      <text:p text:style-name="P1"><text:tab/> </text:p>
      <text:p text:style-name="P1"><text:tab/>printf("\t+++++++++++++++++++++++++++++++++++++++++++++++++\n"); </text:p>
      <text:p text:style-name="P1"><text:tab/>printf("\t* Press 1: Instructions and Reminders. <text:s text:c="10"/><text:tab/> *\n"); </text:p>
      <text:p text:style-name="P1"><text:tab/>printf("\t* Press 2: Create an account <text:s text:c="28"/>*\n"); </text:p>
      <text:p text:style-name="P1"><text:tab/>printf("\t* Press 3: Log-in <text:s text:c="39"/>*\n"); </text:p>
      <text:p text:style-name="P1"><text:tab/>printf("\t* Press 4: Exit <text:s text:c="41"/>*\n"); </text:p>
      <text:p text:style-name="P1"><text:tab/>printf("\t+++++++++++++++++++++++++++++++++++++++++++++++++\n"); </text:p>
      <text:p text:style-name="P1"><text:tab/> <text:s text:c="3"/>printf("\nEnter: "); </text:p>
      <text:p text:style-name="P1"><text:tab/> <text:s text:c="3"/>scanf("%d", &amp;choice); </text:p>
      <text:p text:style-name="P1"><text:tab/> <text:s text:c="3"/>printf("\n"); </text:p>
      <text:p text:style-name="P1"><text:soft-page-break/><text:tab/> <text:s text:c="3"/>system("clear"); </text:p>
      <text:p text:style-name="P1"><text:tab/> </text:p>
      <text:p text:style-name="P1"><text:tab/><text:tab/>switch(choice){<text:tab/>//This is the first switch-case used. It offers the user to choose the first action they want the program to do </text:p>
      <text:p text:style-name="P1"><text:tab/><text:tab/><text:tab/><text:tab/> </text:p>
      <text:p text:style-name="P1"><text:tab/><text:tab/><text:tab/>case 1: reminder(); </text:p>
      <text:p text:style-name="P1"><text:tab/><text:tab/> </text:p>
      <text:p text:style-name="P1"><text:tab/><text:tab/><text:tab/><text:tab/>break; </text:p>
      <text:p text:style-name="P1"/>
      <text:p text:style-name="P1"><text:tab/><text:tab/><text:tab/>case 2: printf("\t\tHello there!\t\n"); </text:p>
      <text:p text:style-name="P1"><text:tab/><text:tab/><text:tab/><text:tab/>printf("\tEnter your new account:"); </text:p>
      <text:p text:style-name="P1"><text:tab/><text:tab/><text:tab/><text:tab/><text:tab/>scanf("%s", account); </text:p>
      <text:p text:style-name="P1"><text:tab/><text:tab/><text:tab/><text:tab/><text:tab/>new(rec, account ,a);//function call for creating a new account </text:p>
      <text:p text:style-name="P1"><text:tab/><text:tab/><text:tab/><text:tab/><text:tab/>a++; </text:p>
      <text:p text:style-name="P1"><text:tab/><text:tab/><text:tab/><text:tab/><text:tab/>break; </text:p>
      <text:p text:style-name="P1"><text:tab/><text:tab/><text:tab/><text:tab/><text:tab/><text:tab/><text:tab/> </text:p>
      <text:p text:style-name="P1"><text:tab/><text:tab/><text:tab/><text:tab/><text:tab/><text:tab/> </text:p>
      <text:p text:style-name="P1"><text:tab/><text:tab/><text:tab/>case 3: </text:p>
      <text:p text:style-name="P1"><text:tab/><text:tab/><text:tab/><text:tab/>printf("\tEnter your...\n"); </text:p>
      <text:p text:style-name="P1"><text:tab/><text:tab/><text:tab/><text:tab/>printf("\tAccount:"); </text:p>
      <text:p text:style-name="P1"><text:tab/><text:tab/><text:tab/><text:tab/>scanf("%s", account); </text:p>
      <text:p text:style-name="P1"><text:tab/><text:tab/><text:tab/><text:tab/>printf("\tPassword:"); </text:p>
      <text:p text:style-name="P1"><text:tab/><text:tab/><text:tab/><text:tab/>scanf("%s", password); </text:p>
      <text:p text:style-name="P1"><text:tab/><text:tab/><text:tab/><text:tab/>login(rec, account, password);//function call for logging-in </text:p>
      <text:p text:style-name="P1"><text:tab/><text:tab/><text:tab/><text:tab/>break; </text:p>
      <text:p text:style-name="P1"><text:tab/><text:tab/><text:tab/><text:tab/><text:tab/><text:tab/> </text:p>
      <text:p text:style-name="P1"><text:tab/><text:tab/><text:tab/>case 4: </text:p>
      <text:p text:style-name="P1"><text:tab/><text:tab/><text:tab/><text:tab/>putchar('\n');//this the end of service </text:p>
      <text:p text:style-name="P1"><text:tab/><text:tab/><text:tab/><text:tab/>printf("\t\t----------------------------------------------------------------------------------\n"); </text:p>
      <text:p text:style-name="P1"><text:tab/><text:tab/><text:tab/><text:tab/>printf("\t\tThank you for opening and using 'My Personal Phone Book! <text:s text:c="2"/>\n"); </text:p>
      <text:p text:style-name="P1"><text:tab/><text:tab/><text:tab/><text:tab/>printf("\t\tUntil Next time, Goodbye!. <text:s text:c="33"/>\n"); </text:p>
      <text:p text:style-name="P1"><text:tab/><text:tab/><text:tab/><text:tab/>printf("\t\t----------------------------------------------------------------------------------\n"); </text:p>
      <text:p text:style-name="P1"><text:tab/><text:tab/><text:tab/><text:tab/>putchar('\n');<text:tab/> </text:p>
      <text:p text:style-name="P1"><text:tab/><text:tab/><text:tab/><text:tab/>break; </text:p>
      <text:p text:style-name="P1"/>
      <text:p text:style-name="P1"><text:tab/><text:tab/> <text:s text:c="5"/>default: <text:s/><text:tab/>printf("\t\t-----------------------------------------------------------------------------------\n"); </text:p>
      <text:p text:style-name="P1"><text:tab/><text:tab/><text:tab/><text:tab/>printf("\t\tE R R O R!<text:tab/> <text:s text:c="4"/><text:tab/><text:tab/><text:tab/><text:tab/> \n"); </text:p>
      <text:p text:style-name="P1"><text:tab/><text:tab/><text:tab/><text:tab/>printf("\t\tYou have entered an INVALID INPUT!<text:tab/><text:tab/> \n"); </text:p>
      <text:p text:style-name="P1"><text:tab/><text:tab/><text:tab/><text:tab/>printf("\t\tPlease choose another option<text:tab/><text:tab/> <text:s text:c="8"/>\n"); </text:p>
      <text:p text:style-name="P1"><text:tab/><text:tab/><text:tab/><text:tab/>printf("\t\t-----------------------------------------------------------------------------------\n"); </text:p>
      <text:p text:style-name="P1"><text:tab/><text:tab/><text:tab/><text:tab/>putchar('\n'); </text:p>
      <text:p text:style-name="P1"><text:tab/><text:tab/><text:tab/><text:tab/><text:tab/> </text:p>
      <text:p text:style-name="P1"><text:tab/> <text:s text:c="6"/><text:tab/>} </text:p>
      <text:p text:style-name="P1"><text:tab/><text:tab/> </text:p>
      <text:p text:style-name="P1"><text:s/><text:tab/>} </text:p>
      <text:p text:style-name="P1">} </text:p>
      <text:p text:style-name="P1"/>
      <text:p text:style-name="P1">//End of main program </text:p>
      <text:p text:style-name="P1"/>
      <text:p text:style-name="P1"><text:soft-page-break/><text:s/></text:p>
      <text:p text:style-name="P1"/>
      <text:p text:style-name="P1"/>
      <text:p text:style-name="P1"/>
      <text:p text:style-name="P1"/>
      <text:p text:style-name="P1">///////////////////////////////////////////////////////////////////Function definition///////////////////////////////////////////////////////////////////////// </text:p>
      <text:p text:style-name="P1"/>
      <text:p text:style-name="P1">//This is where the "dirty work" is! </text:p>
      <text:p text:style-name="P1"/>
      <text:p text:style-name="P1"/>
      <text:p text:style-name="P1"/>
      <text:p text:style-name="P1"/>
      <text:p text:style-name="P1"/>
      <text:p text:style-name="P1">void reminder(){<text:tab/>//this is the function to view simple important reminders for the user </text:p>
      <text:p text:style-name="P1"><text:tab/> </text:p>
      <text:p text:style-name="P1"><text:tab/>fp=fopen("reminders.txt","r");//reads and open the file reminders </text:p>
      <text:p text:style-name="P1"><text:tab/> </text:p>
      <text:p text:style-name="P1"><text:tab/> if(fp==NULL){ </text:p>
      <text:p text:style-name="P1"/>
      <text:p text:style-name="P1"><text:tab/><text:tab/>system("clear"); </text:p>
      <text:p text:style-name="P1"><text:s text:c="16"/>putchar('\n'); </text:p>
      <text:p text:style-name="P1"><text:s text:c="16"/>printf("\t\t--------------------------------------------------------------------------\n"); </text:p>
      <text:p text:style-name="P1"><text:s text:c="16"/>printf("\t\tE R R O R! <text:s text:c="30"/>\n"); </text:p>
      <text:p text:style-name="P1"><text:s text:c="16"/>printf("\t\tThere is NO Reminder File in the Directory. <text:s text:c="3"/>\n"); </text:p>
      <text:p text:style-name="P1"><text:s text:c="16"/>printf("\t\tPlease proceed and choose another option. <text:s text:c="4"/>\n"); </text:p>
      <text:p text:style-name="P1"><text:s text:c="16"/>printf("\t\t----------------------------------------------------------------------------\n"); </text:p>
      <text:p text:style-name="P1"><text:s text:c="16"/>putchar('\n'); </text:p>
      <text:p text:style-name="P1"><text:s text:c="9"/>} </text:p>
      <text:p text:style-name="P1"/>
      <text:p text:style-name="P1"><text:s text:c="9"/>else{ </text:p>
      <text:p text:style-name="P1"><text:tab/> </text:p>
      <text:p text:style-name="P1"><text:tab/><text:tab/>char c=getc(fp); </text:p>
      <text:p text:style-name="P1"><text:tab/><text:tab/>while(!feof(fp)){ </text:p>
      <text:p text:style-name="P1"><text:tab/><text:tab/>printf("%c",c); </text:p>
      <text:p text:style-name="P1"><text:tab/><text:tab/>c=getc(fp); </text:p>
      <text:p text:style-name="P1"><text:tab/><text:tab/>} </text:p>
      <text:p text:style-name="P1"><text:tab/><text:tab/> </text:p>
      <text:p text:style-name="P1"><text:s text:c="16"/>putchar('\n'); </text:p>
      <text:p text:style-name="P1"><text:s text:c="16"/>printf("\t\t-----------------------------------------------\n"); </text:p>
      <text:p text:style-name="P1"><text:s text:c="16"/>printf("\t\tPlease choose another option. \n"); </text:p>
      <text:p text:style-name="P1"><text:s text:c="16"/>printf("\t\t-----------------------------------------------\n"); </text:p>
      <text:p text:style-name="P1"><text:s text:c="16"/>putchar('\n'); </text:p>
      <text:p text:style-name="P1"><text:tab/> </text:p>
      <text:p text:style-name="P1"/>
      <text:p text:style-name="P1"><text:tab/>fclose(fp); </text:p>
      <text:p text:style-name="P1"><text:tab/><text:tab/>} </text:p>
      <text:p text:style-name="P1">} </text:p>
      <text:p text:style-name="P1"/>
      <text:p text:style-name="P1"/>
      <text:p text:style-name="P1"><text:soft-page-break/><text:s/></text:p>
      <text:p text:style-name="P1"/>
      <text:p text:style-name="P1"/>
      <text:p text:style-name="P1"/>
      <text:p text:style-name="P1">void new(member rec[], char b[], int c)//a function that creates a new account for an authorized access of the Phone Book </text:p>
      <text:p text:style-name="P1">{ </text:p>
      <text:p text:style-name="P1"/>
      <text:p text:style-name="P1"/>
      <text:p text:style-name="P1"><text:tab/>int i; </text:p>
      <text:p text:style-name="P1"/>
      <text:p text:style-name="P1"/>
      <text:p text:style-name="P1"><text:tab/>for(i=0;i&lt;50;i++){ </text:p>
      <text:p text:style-name="P1"><text:tab/><text:tab/><text:tab/> </text:p>
      <text:p text:style-name="P1"><text:tab/><text:tab/>if(strcmp(b, rec[i].account)==0){//this checks if the account entered by the user was already entered </text:p>
      <text:p text:style-name="P1"><text:tab/><text:tab/><text:tab/>printf("\t\tAccount already exist.\n"); </text:p>
      <text:p text:style-name="P1"><text:tab/><text:tab/>break; </text:p>
      <text:p text:style-name="P1"><text:tab/><text:tab/>} </text:p>
      <text:p text:style-name="P1"><text:tab/><text:tab/> </text:p>
      <text:p text:style-name="P1"><text:tab/><text:tab/>else if(i==49) </text:p>
      <text:p text:style-name="P1"><text:tab/><text:tab/>{ </text:p>
      <text:p text:style-name="P1"><text:tab/><text:tab/><text:tab/>strcpy(rec[c].account, b);//The user will be able to login after creating his/her new account </text:p>
      <text:p text:style-name="P1"><text:tab/><text:tab/><text:tab/>printf("\tEnter password:"); </text:p>
      <text:p text:style-name="P1"><text:tab/><text:tab/><text:tab/>scanf("%s", rec[c].password); </text:p>
      <text:p text:style-name="P1"><text:tab/><text:tab/><text:tab/>putchar('\n'); </text:p>
      <text:p text:style-name="P1"><text:tab/><text:tab/><text:tab/>printf("\t\tSUCCESS!!\nYou can now log-in and use 'My Personal Phone Book'\n"); </text:p>
      <text:p text:style-name="P1"><text:tab/><text:tab/><text:tab/>putchar('\n'); </text:p>
      <text:p text:style-name="P1"><text:tab/><text:tab/><text:tab/>write(rec, c);//function call to store the user information in a file </text:p>
      <text:p text:style-name="P1"><text:tab/><text:tab/><text:tab/> </text:p>
      <text:p text:style-name="P1"><text:tab/><text:tab/>break; </text:p>
      <text:p text:style-name="P1"><text:tab/><text:tab/>} </text:p>
      <text:p text:style-name="P1"><text:tab/>} </text:p>
      <text:p text:style-name="P1">} </text:p>
      <text:p text:style-name="P1"/>
      <text:p text:style-name="P1"/>
      <text:p text:style-name="P1"/>
      <text:p text:style-name="P1"/>
      <text:p text:style-name="P1"/>
      <text:p text:style-name="P1">void login(member rec[], char d[], char e[]){//a function for the logging-in process of the member </text:p>
      <text:p text:style-name="P1"/>
      <text:p text:style-name="P1"/>
      <text:p text:style-name="P1">int i; </text:p>
      <text:p text:style-name="P1"><text:tab/> </text:p>
      <text:p text:style-name="P1"><text:tab/>for(i=0;i&lt;50;i++){ </text:p>
      <text:p text:style-name="P1"><text:tab/><text:tab/><text:tab/> </text:p>
      <text:p text:style-name="P1"><text:tab/><text:tab/>if(strcmp(d, rec[i].account)==0){//determines if the entered account is a member </text:p>
      <text:p text:style-name="P1"><text:tab/> </text:p>
      <text:p text:style-name="P1"><text:tab/><text:tab/><text:tab/>if(strcmp(e, rec[i].password)==0){//checks if the user's password is correct and let him/her log-in successfully </text:p>
      <text:p text:style-name="P1"><text:soft-page-break/><text:tab/><text:tab/><text:tab/><text:tab/> </text:p>
      <text:p text:style-name="P1"><text:tab/><text:tab/><text:tab/><text:tab/>system("clear"); </text:p>
      <text:p text:style-name="P1"><text:tab/><text:tab/><text:tab/><text:tab/>newuser(rec, i);//calls the function where the user will give some personal info<text:tab/><text:tab/><text:tab/><text:tab/> </text:p>
      <text:p text:style-name="P1"><text:tab/><text:tab/><text:tab/><text:tab/>break; </text:p>
      <text:p text:style-name="P1"><text:tab/><text:tab/><text:tab/>} </text:p>
      <text:p text:style-name="P1"><text:tab/><text:tab/><text:tab/><text:tab/> </text:p>
      <text:p text:style-name="P1"><text:tab/><text:tab/><text:tab/>else{ </text:p>
      <text:p text:style-name="P1"><text:tab/><text:tab/><text:tab/><text:tab/>printf("\t\tINVALID PASSWORD!!\n\n\n");//displays an legitimate account but entered an invalid password </text:p>
      <text:p text:style-name="P1"><text:tab/><text:tab/><text:tab/><text:tab/>break; </text:p>
      <text:p text:style-name="P1"><text:tab/><text:tab/><text:tab/>} </text:p>
      <text:p text:style-name="P1"><text:tab/><text:tab/>} </text:p>
      <text:p text:style-name="P1"><text:tab/><text:tab/><text:tab/> </text:p>
      <text:p text:style-name="P1"><text:tab/><text:tab/>else if(i==49){ </text:p>
      <text:p text:style-name="P1"/>
      <text:p text:style-name="P1"><text:tab/><text:tab/><text:tab/>printf("\t\tACCOUNT DO NOT EXIST!\n");//displays that the account entered is illegitimate so the user cannot add a contact list </text:p>
      <text:p text:style-name="P1"><text:tab/><text:tab/><text:tab/>break; </text:p>
      <text:p text:style-name="P1"><text:tab/><text:tab/><text:tab/>} </text:p>
      <text:p text:style-name="P1"><text:tab/>} </text:p>
      <text:p text:style-name="P1"><text:tab/><text:tab/><text:tab/> </text:p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1">void write(member rec[], int f){//function that records to a file the list of all created accounts during the execution of the program </text:p>
      <text:p text:style-name="P1"/>
      <text:p text:style-name="P1"><text:tab/>int i; </text:p>
      <text:p text:style-name="P1"/>
      <text:p text:style-name="P1"><text:tab/>fp=fopen("member.txt", "w");//writes to the file named member.txt the record of the created account </text:p>
      <text:p text:style-name="P1"><text:tab/><text:tab/> </text:p>
      <text:p text:style-name="P1"><text:tab/><text:tab/>for(i=0; i&lt;=f;i++){ </text:p>
      <text:p text:style-name="P1"><text:tab/><text:tab/><text:tab/> </text:p>
      <text:p text:style-name="P1"><text:tab/><text:tab/><text:tab/>fprintf(fp, "User %d:\n", i+1); </text:p>
      <text:p text:style-name="P1"><text:tab/><text:tab/><text:tab/>fprintf(fp, "Account: <text:s/>%s\n", rec[i].account); </text:p>
      <text:p text:style-name="P1"><text:tab/><text:tab/><text:tab/>fprintf(fp, "Password: %s\n\n\n", rec[i].password); </text:p>
      <text:p text:style-name="P1"><text:tab/><text:tab/>} </text:p>
      <text:p text:style-name="P1"><text:tab/><text:tab/> </text:p>
      <text:p text:style-name="P1"><text:tab/>fclose(fp); </text:p>
      <text:p text:style-name="P1"/>
      <text:p text:style-name="P1">} </text:p>
      <text:p text:style-name="P1"/>
      <text:p text:style-name="P1"/>
      <text:p text:style-name="P1"/>
      <text:p text:style-name="P1"><text:soft-page-break/>void newuser(member rec[], int r){//function to input some required information about the user </text:p>
      <text:p text:style-name="P1"><text:tab/><text:tab/> </text:p>
      <text:p text:style-name="P1"><text:tab/> </text:p>
      <text:p text:style-name="P1"><text:tab/><text:tab/>system("clear"); </text:p>
      <text:p text:style-name="P1"><text:tab/><text:tab/>printf("\t-------------------------------------------------------------------\n"); </text:p>
      <text:p text:style-name="P1"><text:tab/><text:tab/>printf("\tYou have succesfully logged-in in 'My Personal Phone Book' \n"); </text:p>
      <text:p text:style-name="P1"><text:tab/><text:tab/>printf("\tFirst, share (just a little) personal information about you. <text:s text:c="4"/>\n"); </text:p>
      <text:p text:style-name="P1"><text:tab/><text:tab/>printf("\t <text:s/><text:tab/> <text:s text:c="2"/>Please enter the following<text:tab/><text:tab/> <text:s text:c="5"/>\n"); </text:p>
      <text:p text:style-name="P1"><text:tab/><text:tab/>printf("\t-------------------------------------------------------------------\n"); </text:p>
      <text:p text:style-name="P1"><text:tab/><text:tab/>putchar('\n'); </text:p>
      <text:p text:style-name="P1"><text:tab/>fp=fopen("userinfos.txt","w");//create or append the old stored file in the directory </text:p>
      <text:p text:style-name="P1"/>
      <text:p text:style-name="P1"><text:tab/>{<text:tab/> </text:p>
      <text:p text:style-name="P1"><text:tab/><text:tab/> </text:p>
      <text:p text:style-name="P1"><text:tab/> </text:p>
      <text:p text:style-name="P1"><text:tab/><text:tab/><text:tab/>printf("\t\tUser %d:\n", r+1); </text:p>
      <text:p text:style-name="P1"><text:tab/><text:tab/><text:tab/>printf("\tNick name: "); </text:p>
      <text:p text:style-name="P1"><text:tab/><text:tab/><text:tab/>scanf("\t%s", profile[r].name); </text:p>
      <text:p text:style-name="P1"><text:tab/><text:tab/><text:tab/>printf("\tAge:"); </text:p>
      <text:p text:style-name="P1"><text:tab/><text:tab/> <text:s text:c="3"/><text:tab/>scanf("\t%d", &amp;profile[r].age); </text:p>
      <text:p text:style-name="P1"><text:tab/><text:tab/><text:tab/>printf("\tTel No#: "); </text:p>
      <text:p text:style-name="P1"><text:tab/><text:tab/><text:tab/>scanf("\t%s", profile[r].tel); </text:p>
      <text:p text:style-name="P1"><text:tab/><text:tab/><text:tab/>printf("\tCel No#: "); </text:p>
      <text:p text:style-name="P1"><text:tab/><text:tab/><text:tab/>scanf("\t%s", profile[r].cel); </text:p>
      <text:p text:style-name="P1"><text:tab/><text:tab/><text:tab/>printf("\tE-mail:"); </text:p>
      <text:p text:style-name="P1"><text:tab/><text:tab/><text:tab/>scanf("\t%s", profile[r].eadd); </text:p>
      <text:p text:style-name="P1"><text:tab/><text:tab/><text:tab/>putchar('\n'); </text:p>
      <text:p text:style-name="P1"><text:tab/> </text:p>
      <text:p text:style-name="P1"><text:tab/>//this stores the entered info in the files </text:p>
      <text:p text:style-name="P1"><text:tab/><text:tab/><text:tab/>fprintf(fp, "\nYou are... %s", profile[r].name); </text:p>
      <text:p text:style-name="P1"><text:tab/><text:tab/><text:tab/>fprintf(fp, "\nAge... %d", profile[r].age); </text:p>
      <text:p text:style-name="P1"><text:tab/><text:tab/><text:tab/>fprintf(fp, "\nContact No#... \nTel No#: %s Cel No#: %s", profile[r].tel, profile[r].cel); </text:p>
      <text:p text:style-name="P1"><text:tab/><text:tab/><text:tab/>fprintf(fp, "\nE-mail address... %s ", profile[r].eadd); </text:p>
      <text:p text:style-name="P1"><text:tab/><text:tab/><text:tab/>putchar('\n'); </text:p>
      <text:p text:style-name="P1"><text:tab/><text:tab/> </text:p>
      <text:p text:style-name="P1"><text:tab/>} </text:p>
      <text:p text:style-name="P1"><text:tab/> </text:p>
      <text:p text:style-name="P1"><text:tab/>fclose(fp); </text:p>
      <text:p text:style-name="P1"><text:tab/>system("clear"); </text:p>
      <text:p text:style-name="P1"/>
      <text:p text:style-name="P1"/>
      <text:p text:style-name="P1"><text:tab/>putchar('\n'); </text:p>
      <text:p text:style-name="P1"><text:tab/>putchar('\n'); </text:p>
      <text:p text:style-name="P1"><text:tab/>printf("\t\t-----------------------------------------------\n"); </text:p>
      <text:p text:style-name="P1"><text:s text:c="4"/><text:tab/>printf("\t\tThank you for the few information about you <text:s text:c="4"/>\n"); </text:p>
      <text:p text:style-name="P1"><text:s text:c="4"/><text:tab/>printf("\t\t-----------------------------------------------\n"); </text:p>
      <text:p text:style-name="P1"><text:s text:c="4"/><text:tab/>putchar('\n'); </text:p>
      <text:p text:style-name="P1"><text:s text:c="4"/><text:tab/>putchar('\n'); </text:p>
      <text:p text:style-name="P1"><text:tab/>record(profile, r); </text:p>
      <text:p text:style-name="P1"><text:soft-page-break/><text:s/></text:p>
      <text:p text:style-name="P1">} </text:p>
      <text:p text:style-name="P1"/>
      <text:p text:style-name="P1"/>
      <text:p text:style-name="P1">void record(user profile[], int g){//the function to add new contact list and delete the old stored contact list plus the current one created </text:p>
      <text:p text:style-name="P1"/>
      <text:p text:style-name="P1"><text:tab/>int choose, option; </text:p>
      <text:p text:style-name="P1"><text:tab/><text:tab/>system("clear"); </text:p>
      <text:p text:style-name="P1"><text:tab/><text:tab/>printf("\n\n\t <text:s text:c="4"/><text:tab/> <text:s text:c="2"/><text:tab/> <text:s/>Hello %s!! <text:s text:c="5"/><text:tab/><text:tab/> \n", profile[g].name); </text:p>
      <text:p text:style-name="P1"><text:tab/><text:tab/>printf("\t <text:s text:c="8"/>Now you can use the program <text:s text:c="11"/><text:tab/> \n"); </text:p>
      <text:p text:style-name="P1"><text:tab/><text:tab/>printf("\t <text:s text:c="4"/><text:tab/><text:tab/>Enter you choice <text:tab/><text:tab/> \n");<text:tab/><text:tab/> </text:p>
      <text:p text:style-name="P1"><text:tab/> </text:p>
      <text:p text:style-name="P1"><text:tab/>while(choose!=6){ </text:p>
      <text:p text:style-name="P1"><text:tab/><text:tab/>printf("\t=================================================\n"); </text:p>
      <text:p text:style-name="P1"><text:tab/><text:tab/>printf("\t* <text:s text:c="3"/>Press 1 to View %s's profile. <text:s text:c="14"/><text:tab/>*\n", profile[g].name); </text:p>
      <text:p text:style-name="P1"><text:tab/><text:tab/>printf("\t* <text:s text:c="3"/>Press 2 to Add a new contact. <text:s text:c="14"/><text:tab/>*\n"); </text:p>
      <text:p text:style-name="P1"><text:tab/><text:tab/>printf("\t* <text:s text:c="3"/>Press 3 to Display all contacts. <text:s text:c="13"/><text:tab/>*\n"); </text:p>
      <text:p text:style-name="P1"><text:tab/><text:tab/>printf("\t* <text:s text:c="3"/>Press 4 to Search a contact.<text:tab/><text:tab/> <text:s text:c="2"/><text:tab/>*\n"); </text:p>
      <text:p text:style-name="P1"><text:tab/><text:tab/>printf("\t* <text:s text:c="3"/>Press 5 to Delete all contacts. <text:s text:c="16"/>*\n"); </text:p>
      <text:p text:style-name="P1"><text:tab/><text:tab/>printf("\t* <text:s text:c="3"/>Press 6 to Log-out <text:s text:c="23"/><text:tab/>*\n");//this choice goes back to the main </text:p>
      <text:p text:style-name="P1"><text:tab/><text:tab/>printf("\t=================================================\n"); </text:p>
      <text:p text:style-name="P1"><text:tab/><text:tab/><text:tab/>printf("\nEnter: "); </text:p>
      <text:p text:style-name="P1"><text:tab/><text:tab/><text:tab/>scanf("%d", &amp;choose); </text:p>
      <text:p text:style-name="P1"><text:tab/><text:tab/><text:tab/>printf("\n"); </text:p>
      <text:p text:style-name="P1"><text:tab/><text:tab/><text:tab/>system("clear"); </text:p>
      <text:p text:style-name="P1"/>
      <text:p text:style-name="P1"/>
      <text:p text:style-name="P1"><text:tab/>switch(choose){ </text:p>
      <text:p text:style-name="P1"><text:tab/><text:tab/> </text:p>
      <text:p text:style-name="P1"><text:tab/><text:tab/>case 1: pro(profile, g);//function call to add new contact </text:p>
      <text:p text:style-name="P1"><text:tab/><text:tab/> </text:p>
      <text:p text:style-name="P1"><text:tab/><text:tab/><text:tab/>break;<text:tab/><text:tab/> </text:p>
      <text:p text:style-name="P1"><text:tab/><text:tab/> </text:p>
      <text:p text:style-name="P1"><text:tab/><text:tab/>case 2: addcontact();//function call to add new contact </text:p>
      <text:p text:style-name="P1"><text:tab/><text:tab/> </text:p>
      <text:p text:style-name="P1"><text:tab/><text:tab/><text:tab/>break; </text:p>
      <text:p text:style-name="P1"/>
      <text:p text:style-name="P1"><text:tab/><text:tab/>case 3:<text:tab/>printf("How do you want to see it? \n"); </text:p>
      <text:p text:style-name="P1"><text:tab/><text:tab/><text:tab/>printf("Press [1] View new list alphabetically\n"); </text:p>
      <text:p text:style-name="P1"><text:tab/><text:tab/><text:tab/>printf("Press [2] View stored file\n"); </text:p>
      <text:p text:style-name="P1"><text:tab/><text:tab/><text:tab/><text:tab/>printf("\nEnter: "); </text:p>
      <text:p text:style-name="P1"><text:tab/><text:tab/><text:tab/><text:tab/>scanf("%d", &amp;option); </text:p>
      <text:p text:style-name="P1"/>
      <text:p text:style-name="P1"><text:tab/><text:tab/><text:tab/><text:tab/><text:tab/>if(option==1) sorted(contact, list);//function call to sort and view it alphabetically </text:p>
      <text:p text:style-name="P1"><text:tab/><text:tab/><text:tab/><text:tab/><text:tab/>else if(option==2) <text:s/>viewall();//function call to view it all in the stored file without sorting it </text:p>
      <text:p text:style-name="P1"><text:tab/><text:tab/><text:tab/><text:tab/><text:tab/>else printf("INVALID INPUT!\n");//the user entered an invalid input </text:p>
      <text:p text:style-name="P1"><text:soft-page-break/><text:tab/><text:tab/> </text:p>
      <text:p text:style-name="P1"/>
      <text:p text:style-name="P1"><text:tab/><text:tab/><text:tab/>break; </text:p>
      <text:p text:style-name="P1"/>
      <text:p text:style-name="P1"><text:tab/><text:tab/>case 4: searchcontact();//function call to search a contact recently added by the user </text:p>
      <text:p text:style-name="P1"/>
      <text:p text:style-name="P1"><text:tab/><text:tab/><text:tab/>break; </text:p>
      <text:p text:style-name="P1"/>
      <text:p text:style-name="P1"><text:tab/><text:tab/>case 5: erase();//funtion call to delete all information entered in the contact list in the stored old file and the recently entered. </text:p>
      <text:p text:style-name="P1"><text:tab/><text:tab/><text:tab/> </text:p>
      <text:p text:style-name="P1"><text:tab/><text:tab/><text:tab/>break; </text:p>
      <text:p text:style-name="P1"/>
      <text:p text:style-name="P1"><text:tab/> <text:s text:c="3"/><text:tab/>case 6: //the user will go back to main function<text:tab/><text:tab/><text:tab/> </text:p>
      <text:p text:style-name="P1"><text:tab/><text:tab/><text:tab/>break; </text:p>
      <text:p text:style-name="P1"/>
      <text:p text:style-name="P1"><text:tab/><text:tab/>default: printf("\t\t--------------------------------------------------\n"); </text:p>
      <text:p text:style-name="P1"><text:tab/><text:tab/><text:tab/> printf("\t\tE R R O R! <text:s text:c="27"/>\n"); </text:p>
      <text:p text:style-name="P1"><text:tab/><text:tab/><text:tab/> printf("\t\tYou have entered an INVALID INPUT! <text:s text:c="4"/>\n"); </text:p>
      <text:p text:style-name="P1"><text:tab/><text:tab/><text:tab/> printf("\t\tPlease choose another option <text:s text:c="12"/>\n"); </text:p>
      <text:p text:style-name="P1"><text:tab/><text:tab/><text:tab/> printf("\t\t-----------------------------------------------\n"); </text:p>
      <text:p text:style-name="P1"><text:tab/><text:tab/><text:tab/> putchar('\n'); </text:p>
      <text:p text:style-name="P1"><text:tab/><text:tab/>} </text:p>
      <text:p text:style-name="P1"><text:tab/>} </text:p>
      <text:p text:style-name="P1">} </text:p>
      <text:p text:style-name="P1"/>
      <text:p text:style-name="P1"/>
      <text:p text:style-name="P1"/>
      <text:p text:style-name="P1">void pro(user profile[], int r){//function for viewing the profile of the current user </text:p>
      <text:p text:style-name="P1"><text:tab/>system("clear"); </text:p>
      <text:p text:style-name="P1"><text:tab/>printf("\t\tUser %d:\n", r+1); </text:p>
      <text:p text:style-name="P1"><text:tab/>putchar('\n'); </text:p>
      <text:p text:style-name="P1"><text:tab/>printf("\tNickname: %s <text:s/>Age: <text:s/>%d", profile[r].name, profile[r].age); </text:p>
      <text:p text:style-name="P1"><text:tab/>putchar('\n'); </text:p>
      <text:p text:style-name="P1"><text:tab/>printf("\tTel No#: %s <text:s/>Cel No#: %s ", profile[r].tel, profile[r].cel); </text:p>
      <text:p text:style-name="P1"><text:tab/>putchar('\n'); </text:p>
      <text:p text:style-name="P1"><text:tab/>printf("\tE-mail:"); </text:p>
      <text:p text:style-name="P1"><text:tab/>printf("\t%s", profile[r].eadd); </text:p>
      <text:p text:style-name="P1"><text:tab/>putchar('\n'); </text:p>
      <text:p text:style-name="P1"><text:tab/>putchar('\n'); </text:p>
      <text:p text:style-name="P1"/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1">void addcontact(){//this is the function to add contacts in the user's new list </text:p>
      <text:p text:style-name="P1"><text:soft-page-break/><text:s/></text:p>
      <text:p text:style-name="P1"><text:tab/>int i, j; </text:p>
      <text:p text:style-name="P1"/>
      <text:p text:style-name="P1"><text:tab/>printf("\t\tHow many contact/s you will add in your list? <text:s/>");//question to identify how many contact to be entered by the current user </text:p>
      <text:p text:style-name="P1"><text:tab/>scanf("\t\t%d", &amp;list); </text:p>
      <text:p text:style-name="P1"><text:tab/>putchar('\n'); </text:p>
      <text:p text:style-name="P1"/>
      <text:p text:style-name="P1"><text:s text:c="4"/></text:p>
      <text:p text:style-name="P1"><text:tab/>fp=fopen("contacts.txt","a");//create or append the old stored file in the directory </text:p>
      <text:p text:style-name="P1"/>
      <text:p text:style-name="P1"><text:tab/>{<text:tab/> </text:p>
      <text:p text:style-name="P1"><text:tab/><text:tab/>for( i=0; i&lt;list; i++ ){ </text:p>
      <text:p text:style-name="P1"><text:tab/> </text:p>
      <text:p text:style-name="P1"><text:tab/><text:tab/><text:tab/>printf("\t\tContact %d:\n", i+1); </text:p>
      <text:p text:style-name="P1"><text:tab/><text:tab/><text:tab/>printf("\tFirst name(no space):"); </text:p>
      <text:p text:style-name="P1"><text:tab/><text:tab/><text:tab/>scanf("\t%s", contact[i].name.first); </text:p>
      <text:p text:style-name="P1"><text:tab/><text:tab/><text:tab/>printf("\tLast name(no space):"); </text:p>
      <text:p text:style-name="P1"><text:tab/><text:tab/> <text:s text:c="3"/><text:tab/>scanf("\t%s", contact[i].name.last); </text:p>
      <text:p text:style-name="P1"><text:tab/><text:tab/><text:tab/>printf("\tTelephone No#: "); </text:p>
      <text:p text:style-name="P1"><text:tab/><text:tab/><text:tab/>scanf("\t%s", contact[i].tel); </text:p>
      <text:p text:style-name="P1"><text:tab/><text:tab/><text:tab/>printf("\tCellphone No#: "); </text:p>
      <text:p text:style-name="P1"><text:tab/><text:tab/><text:tab/>scanf("\t%s", contact[i].cel); </text:p>
      <text:p text:style-name="P1"><text:tab/><text:tab/><text:tab/>printf("\tE-mail:"); </text:p>
      <text:p text:style-name="P1"><text:tab/><text:tab/><text:tab/>scanf("\t%s", contact[i].eadd); </text:p>
      <text:p text:style-name="P1"><text:tab/> </text:p>
      <text:p text:style-name="P1"><text:tab/>//the new entered contact list will be saved automatically in the old stored file in the directory </text:p>
      <text:p text:style-name="P1"><text:tab/><text:tab/><text:tab/>fprintf(fp, "\nFullname: %s %s", contact[i].name.first,contact[i].name.last); </text:p>
      <text:p text:style-name="P1"><text:tab/><text:tab/><text:tab/>fprintf(fp, "Tel No#: <text:s text:c="4"/>%s\nCel No#: <text:s text:c="2"/>%s\n", contact[i].tel,contact[i].cel); </text:p>
      <text:p text:style-name="P1"><text:tab/><text:tab/><text:tab/>fprintf(fp, "E-mail: <text:s text:c="2"/>%s\n", contact[i].eadd); </text:p>
      <text:p text:style-name="P1"><text:tab/><text:tab/><text:tab/>putchar('\n'); </text:p>
      <text:p text:style-name="P1"><text:tab/><text:tab/>} </text:p>
      <text:p text:style-name="P1"><text:tab/>} </text:p>
      <text:p text:style-name="P1"><text:tab/> </text:p>
      <text:p text:style-name="P1"><text:tab/>fclose(fp); </text:p>
      <text:p text:style-name="P1"><text:tab/>system("clear"); </text:p>
      <text:p text:style-name="P1"/>
      <text:p text:style-name="P1"/>
      <text:p text:style-name="P1"><text:tab/>putchar('\n'); </text:p>
      <text:p text:style-name="P1"><text:tab/>putchar('\n'); </text:p>
      <text:p text:style-name="P1"><text:tab/>printf("\t\t-----------------------------------------------\n"); </text:p>
      <text:p text:style-name="P1"><text:s text:c="4"/><text:tab/>printf("\t\tThank you for adding your new contact/s <text:s text:c="7"/>\n"); </text:p>
      <text:p text:style-name="P1"><text:s text:c="4"/><text:tab/>printf("\t\tPlease choose another option <text:s text:c="18"/>\n"); </text:p>
      <text:p text:style-name="P1"><text:s text:c="4"/><text:tab/>printf("\t\t-----------------------------------------------\n"); </text:p>
      <text:p text:style-name="P1"><text:s text:c="4"/><text:tab/>putchar('\n'); </text:p>
      <text:p text:style-name="P1"><text:s text:c="4"/><text:tab/>putchar('\n'); </text:p>
      <text:p text:style-name="P1">} </text:p>
      <text:p text:style-name="P1"/>
      <text:p text:style-name="P1"/>
      <text:p text:style-name="P1"><text:soft-page-break/><text:s/></text:p>
      <text:p text:style-name="P1"/>
      <text:p text:style-name="P1"/>
      <text:p text:style-name="P1">void sorted(info s[], int n){//function to sort the list recently entered by the user alphabetically </text:p>
      <text:p text:style-name="P1"/>
      <text:p text:style-name="P1"><text:tab/>int y,z, temp; </text:p>
      <text:p text:style-name="P1"><text:tab/>info temp2; </text:p>
      <text:p text:style-name="P1"/>
      <text:p text:style-name="P1"><text:tab/><text:tab/>if(contact==NULL){ </text:p>
      <text:p text:style-name="P1"><text:tab/><text:tab/><text:tab/>printf("ERROR"); </text:p>
      <text:p text:style-name="P1"><text:tab/><text:tab/>} </text:p>
      <text:p text:style-name="P1"><text:tab/><text:tab/>else{ </text:p>
      <text:p text:style-name="P1"><text:tab/><text:tab/><text:tab/>for(y=0;y&lt;n-1;y++){ </text:p>
      <text:p text:style-name="P1"><text:tab/><text:tab/><text:tab/><text:tab/>for(z=y+1;z&lt;n;z++){ </text:p>
      <text:p text:style-name="P1"><text:tab/><text:tab/><text:tab/><text:tab/><text:tab/>temp=strcmp(s[y].name.last, s[z].name.last);//checks which last name will go first </text:p>
      <text:p text:style-name="P1"/>
      <text:p text:style-name="P1"><text:tab/><text:tab/><text:tab/><text:tab/><text:tab/>if(temp&gt;0){ </text:p>
      <text:p text:style-name="P1"><text:tab/><text:tab/><text:tab/><text:tab/><text:tab/><text:tab/>temp2=s[y]; </text:p>
      <text:p text:style-name="P1"><text:tab/><text:tab/><text:tab/><text:tab/><text:tab/><text:tab/>s[y]=s[z]; </text:p>
      <text:p text:style-name="P1"><text:tab/><text:tab/><text:tab/><text:tab/><text:tab/><text:tab/>s[z]=temp2; </text:p>
      <text:p text:style-name="P1"><text:tab/><text:tab/><text:tab/><text:tab/><text:tab/>} </text:p>
      <text:p text:style-name="P1"><text:tab/><text:tab/><text:tab/><text:tab/>} </text:p>
      <text:p text:style-name="P1"/>
      <text:p text:style-name="P1"><text:tab/><text:tab/><text:tab/>} </text:p>
      <text:p text:style-name="P1"/>
      <text:p text:style-name="P1"><text:tab/><text:tab/>for(y=0;y&lt;n;y++){//for loop that prints out the sorted contacts </text:p>
      <text:p text:style-name="P1"><text:s text:c="8"/><text:tab/><text:tab/>printf("%s, %s \n", s[y].name.last, s[y].name.first); </text:p>
      <text:p text:style-name="P1"><text:tab/><text:tab/><text:tab/>printf("%s \n", s[y].tel); </text:p>
      <text:p text:style-name="P1"><text:tab/><text:tab/><text:tab/>printf("%s \n", s[y].cel); </text:p>
      <text:p text:style-name="P1"><text:tab/><text:tab/><text:tab/>printf("%s\n\n", s[y].eadd); </text:p>
      <text:p text:style-name="P1"><text:s text:c="4"/><text:tab/><text:tab/>} </text:p>
      <text:p text:style-name="P1"><text:tab/>} </text:p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1">void viewall(){//this reads the files,therefore it will print all the contacts in the old stored list. </text:p>
      <text:p text:style-name="P1"><text:tab/> </text:p>
      <text:p text:style-name="P1"><text:tab/>fp=fopen("contacts.txt","r");//opens the contacts file </text:p>
      <text:p text:style-name="P1"><text:tab/> </text:p>
      <text:p text:style-name="P1"><text:tab/><text:tab/>if(fp==NULL){ </text:p>
      <text:p text:style-name="P1"/>
      <text:p text:style-name="P1"><text:tab/><text:tab/><text:tab/>system("clear"); </text:p>
      <text:p text:style-name="P1"><text:s text:c="24"/>putchar('\n'); </text:p>
      <text:p text:style-name="P1"><text:tab/><text:tab/> <text:s text:c="7"/>printf("\t\t-----------------------------------------------\n"); </text:p>
      <text:p text:style-name="P1"><text:soft-page-break/><text:tab/><text:tab/> <text:s text:c="7"/>printf("\t\tE R R O R! <text:s text:c="36"/>\n"); </text:p>
      <text:p text:style-name="P1"><text:tab/><text:tab/> <text:s text:c="7"/>printf("\t\tThere is NO Contact List in the Directory yet. \n"); </text:p>
      <text:p text:style-name="P1"><text:tab/><text:tab/> <text:s text:c="7"/>printf("\t\tPlease choose another option. <text:s text:c="17"/>\n"); </text:p>
      <text:p text:style-name="P1"><text:tab/><text:tab/> <text:s text:c="7"/>printf("\t\t-----------------------------------------------\n"); </text:p>
      <text:p text:style-name="P1"><text:tab/><text:tab/> <text:s text:c="7"/>putchar('\n'); </text:p>
      <text:p text:style-name="P1"><text:s text:c="20"/>} </text:p>
      <text:p text:style-name="P1"/>
      <text:p text:style-name="P1"><text:s text:c="15"/>else{ </text:p>
      <text:p text:style-name="P1"><text:tab/><text:tab/><text:tab/>system("clear"); </text:p>
      <text:p text:style-name="P1"><text:tab/><text:tab/><text:tab/>char c=getc(fp); </text:p>
      <text:p text:style-name="P1"><text:tab/><text:tab/><text:tab/>while(!feof(fp)){ </text:p>
      <text:p text:style-name="P1"><text:tab/><text:tab/><text:tab/>printf("%c",c); </text:p>
      <text:p text:style-name="P1"><text:tab/><text:tab/><text:tab/>c=getc(fp); </text:p>
      <text:p text:style-name="P1"><text:tab/><text:tab/><text:tab/>} </text:p>
      <text:p text:style-name="P1"><text:tab/><text:tab/> </text:p>
      <text:p text:style-name="P1"><text:tab/><text:tab/>putchar('\n'); </text:p>
      <text:p text:style-name="P1"><text:s text:c="16"/>putchar('\n'); </text:p>
      <text:p text:style-name="P1"><text:s text:c="16"/>printf("\t\t-----------------------------------------------\n"); </text:p>
      <text:p text:style-name="P1"><text:s text:c="16"/>printf("\t\tPlease choose another option. <text:s text:c="17"/>\n"); </text:p>
      <text:p text:style-name="P1"><text:s text:c="16"/>printf("\t\t-----------------------------------------------\n"); </text:p>
      <text:p text:style-name="P1"><text:s text:c="16"/>putchar('\n'); </text:p>
      <text:p text:style-name="P1"><text:s text:c="16"/>putchar('\n'); </text:p>
      <text:p text:style-name="P1"><text:tab/> </text:p>
      <text:p text:style-name="P1"><text:tab/>fclose(fp); </text:p>
      <text:p text:style-name="P1"><text:tab/><text:tab/>} </text:p>
      <text:p text:style-name="P1">} </text:p>
      <text:p text:style-name="P1"/>
      <text:p text:style-name="P1"/>
      <text:p text:style-name="P1"/>
      <text:p text:style-name="P1"/>
      <text:p text:style-name="P1"/>
      <text:p text:style-name="P1">void searchcontact(){//function to search the entered name the user want to find in the recently entered contact list of the user </text:p>
      <text:p text:style-name="P1"/>
      <text:p text:style-name="P1"><text:tab/>int h; </text:p>
      <text:p text:style-name="P1"><text:tab/>char givename[50], compare[50]; </text:p>
      <text:p text:style-name="P1"><text:tab/> </text:p>
      <text:p text:style-name="P1"><text:tab/><text:tab/>printf("\t\tOBSERVE CASE SENTIVITY\n");//reminds the user that he/she must enter the name in how he/she added it </text:p>
      <text:p text:style-name="P1"><text:tab/><text:tab/>putchar('\n'); </text:p>
      <text:p text:style-name="P1"><text:tab/><text:tab/>printf("\t\tEnter name of the entered contact to search: "); </text:p>
      <text:p text:style-name="P1"><text:tab/><text:tab/>scanf("%s", givename);//the name to be search </text:p>
      <text:p text:style-name="P1"><text:tab/><text:tab/>putchar('\n'); </text:p>
      <text:p text:style-name="P1"><text:tab/><text:tab/>putchar('\n'); </text:p>
      <text:p text:style-name="P1"/>
      <text:p text:style-name="P1"><text:s text:c="8"/>for ( h=0; h&lt;list; h++ ){ </text:p>
      <text:p text:style-name="P1"><text:s text:c="15"/></text:p>
      <text:p text:style-name="P1"><text:tab/><text:tab/> if ( strcmp( givename, contact[h].name.first )==0 ){//determines if the name is in the list </text:p>
      <text:p text:style-name="P1"/>
      <text:p text:style-name="P1"><text:soft-page-break/><text:tab/><text:tab/><text:tab/> <text:s text:c="3"/>system("clear"); <text:s text:c="27"/></text:p>
      <text:p text:style-name="P1"><text:tab/><text:tab/><text:tab/> <text:s text:c="3"/>printf("\t\t%s :\n", givename);//found name will be in the output </text:p>
      <text:p text:style-name="P1"><text:s text:c="28"/>putchar('\n'); </text:p>
      <text:p text:style-name="P1"><text:s text:c="28"/>searched(contact[h]);//function call to display the searched contact's information </text:p>
      <text:p text:style-name="P1"><text:s text:c="28"/>strcpy( compare, contact[h].name.first); </text:p>
      <text:p text:style-name="P1"><text:s text:c="20"/>} </text:p>
      <text:p text:style-name="P1"><text:s text:c="12"/>} </text:p>
      <text:p text:style-name="P1"><text:s text:c="8"/>if( strcmp( givename, compare )==0 ){//checks if the name exists in the list </text:p>
      <text:p text:style-name="P1"><text:tab/><text:tab/> </text:p>
      <text:p text:style-name="P1"><text:tab/><text:tab/>putchar('\n'); </text:p>
      <text:p text:style-name="P1"><text:tab/><text:tab/>putchar('\n'); </text:p>
      <text:p text:style-name="P1"><text:tab/><text:tab/>printf("\t\t-----------------------------------------------\n"); </text:p>
      <text:p text:style-name="P1"><text:tab/><text:tab/>printf("\t Please choose another option. \n"); </text:p>
      <text:p text:style-name="P1"><text:tab/><text:tab/>printf("\t\t-----------------------------------------------\n"); </text:p>
      <text:p text:style-name="P1"><text:tab/><text:tab/>putchar('\n'); </text:p>
      <text:p text:style-name="P1"><text:tab/><text:tab/>putchar('\n'); </text:p>
      <text:p text:style-name="P1"><text:tab/>} </text:p>
      <text:p text:style-name="P1"><text:s text:c="8"/>else{ </text:p>
      <text:p text:style-name="P1"><text:tab/><text:tab/>system("clear");//gives an error message if the name was not in the list </text:p>
      <text:p text:style-name="P1"><text:s text:c="16"/>printf("\t\t---------------------------------------------------------------\n"); </text:p>
      <text:p text:style-name="P1"><text:s text:c="16"/>printf("\t\tE R R O R!\n"); </text:p>
      <text:p text:style-name="P1"><text:s text:c="16"/>printf("\t\tSorry but the name you entered is not in your list of contacts.\n"); </text:p>
      <text:p text:style-name="P1"><text:s text:c="16"/>printf("\t\tPlease try again using a different name.\n"); </text:p>
      <text:p text:style-name="P1"><text:s text:c="16"/>printf("\t\t---------------------------------------------------------------\n"); </text:p>
      <text:p text:style-name="P1"><text:s text:c="16"/>putchar('\n'); </text:p>
      <text:p text:style-name="P1"><text:s text:c="12"/>} </text:p>
      <text:p text:style-name="P1">} </text:p>
      <text:p text:style-name="P1"/>
      <text:p text:style-name="P1"/>
      <text:p text:style-name="P1"/>
      <text:p text:style-name="P1"/>
      <text:p text:style-name="P1"/>
      <text:p text:style-name="P1">void searched(info ss){//function called by the search contact to display the information of the searched name </text:p>
      <text:p text:style-name="P1"/>
      <text:p text:style-name="P1"><text:tab/>printf("\t\tName: %s %s\n", ss.name.last,ss.name.first); </text:p>
      <text:p text:style-name="P1"><text:tab/>printf("\t\tTel No#: %s\n", ss.tel); </text:p>
      <text:p text:style-name="P1"><text:tab/>printf("\t\tCel No#: %s\n", ss.cel); </text:p>
      <text:p text:style-name="P1"><text:tab/>printf("\t\tE-mail: %s\n", ss.eadd); </text:p>
      <text:p text:style-name="P1"/>
      <text:p text:style-name="P1"><text:tab/>putchar('\n'); </text:p>
      <text:p text:style-name="P1"><text:tab/>putchar('\n'); </text:p>
      <text:p text:style-name="P1">} </text:p>
      <text:p text:style-name="P1"/>
      <text:p text:style-name="P1"/>
      <text:p text:style-name="P1"/>
      <text:p text:style-name="P1"/>
      <text:p text:style-name="P1"/>
      <text:p text:style-name="P1">void erase(){//function to delete all recently entered contact list and the old stored contact list in the saved file </text:p>
      <text:p text:style-name="P1"><text:tab/>char c=getc(fp); </text:p>
      <text:p text:style-name="P1"><text:soft-page-break/><text:tab/> </text:p>
      <text:p text:style-name="P1"><text:tab/>fp=fopen("contacts.txt", "w"); </text:p>
      <text:p text:style-name="P1"/>
      <text:p text:style-name="P1"><text:tab/><text:tab/>putchar('\n'); </text:p>
      <text:p text:style-name="P1"><text:tab/><text:tab/>system("clear"); </text:p>
      <text:p text:style-name="P1"><text:s text:c="16"/>putchar('\n'); </text:p>
      <text:p text:style-name="P1"><text:s text:c="16"/>printf("\t\t-----------------------------------------------\n"); </text:p>
      <text:p text:style-name="P1"><text:tab/><text:tab/>printf("\t\tSuccess! <text:s text:c="38"/>\n"); </text:p>
      <text:p text:style-name="P1"><text:tab/><text:tab/>printf("\t\tAll contacts in the list were deleted! <text:s text:c="11"/>\n"); </text:p>
      <text:p text:style-name="P1"><text:s text:c="16"/>printf("\t\tPlease choose another option. <text:s text:c="17"/>\n"); </text:p>
      <text:p text:style-name="P1"><text:s text:c="16"/>printf("\t\t-----------------------------------------------\n"); </text:p>
      <text:p text:style-name="P1"><text:s text:c="16"/>putchar('\n'); </text:p>
      <text:p text:style-name="P1"><text:s text:c="16"/>putchar('\n'); </text:p>
      <text:p text:style-name="P1"/>
      <text:p text:style-name="P1"><text:tab/>fclose(fp); </text:p>
      <text:p text:style-name="P1"><text:tab/> </text:p>
      <text:p text:style-name="P1">}//the user may or may not enter new contact list and log-out and exit the program 'My Personal Phone Book' </text:p>
      <text:p text:style-name="P1"/>
      <text:p text:style-name="P1"/>
      <text:p text:style-name="P1"/>
      <text:p text:style-name="P1"/>
      <text:p text:style-name="P1"/>
      <text:p text:style-name="P1">/* </text:p>
      <text:p text:style-name="P1"><text:s text:c="2"/>++++++++++++++++++++++++++++++++++++++++++++++++-PROJECT ASSIGNMENT-+++++++++++++++++++++++++++++++++++++++++++++++++++ </text:p>
      <text:p text:style-name="P1"/>
      <text:p text:style-name="P1"><text:tab/><text:tab/><text:tab/><text:tab/><text:tab/> <text:s text:c="2"/>&gt;&gt;&gt;&gt;&gt;&gt;&gt;&gt;&gt;"My (mini) Personal Phone Book&lt;&lt;&lt;&lt;&lt;&lt;&lt;&lt;&lt;&lt; </text:p>
      <text:p text:style-name="P1"><text:tab/><text:tab/><text:tab/><text:tab/> </text:p>
      <text:p text:style-name="P1"><text:tab/><text:tab/><text:tab/><text:tab/><text:tab/><text:tab/><text:tab/> <text:s/>END OF PROGRAM </text:p>
      <text:p text:style-name="P1"/>
      <text:p text:style-name="P1"/>
      <text:p text:style-name="P1">XXXXXXXXXXXXXXXXXXXXXXXXXXXXXXXXXXXXXXXXXXXXXXXXXXXXXXXXXXXXXXXXXXXXXXXXXXXXXXXXXXXXXXXXXXXXXXXXXXXXXXXXXXXXX </text:p>
      <text:p text:style-name="P1"/>
      <text:p text:style-name="P1">References: ~~~~~~~~~~~~~~~~~~~~~~~~~~~~~~~~I can't do this wthou them~~~~~~~~~~~~~~~~~~~~~~~~~~~~~~~~~~~~~~ </text:p>
      <text:p text:style-name="P1"/>
      <text:p text:style-name="P1"><text:tab/>Ms. Kristela Mae-Joy Valentin { for helping me construct functions to add, search and delete contacts in this Mini Phone Book } </text:p>
      <text:p text:style-name="P1"><text:tab/>Ms. Nicole Tibay { for teaching me how to make a function for accounts } </text:p>
      <text:p text:style-name="P1"><text:tab/> </text:p>
      <text:p text:style-name="P1"><text:tab/> </text:p>
      <text:p text:style-name="P1"><text:tab/>Retrived 25 September 2010 from.. </text:p>
      <text:p text:style-name="P1"><text:tab/> </text:p>
      <text:p text:style-name="P1"><text:tab/>Dot Net Perls, Sam Allen. </text:p>
      <text:p text:style-name="P1"><text:tab/><text:tab/>http://dotnetperls.com/array-parameter </text:p>
      <text:p text:style-name="P1"><text:tab/>Java2s </text:p>
      <text:p text:style-name="P1"><text:tab/><text:tab/>http://www.java2s.com/Code/C/String/Stringcomparehowtousestrncmp.htm </text:p>
      <text:p text:style-name="P1"><text:tab/><text:tab/>http://www.java2s.com/Code/C/String/Searchstring.htm </text:p>
      <text:p text:style-name="P1"><text:soft-page-break/><text:tab/><text:tab/>http://www.java2s.com/Code/C/Structure/CatalogStructure.htm </text:p>
      <text:p text:style-name="P1"><text:tab/>Cprogramming </text:p>
      <text:p text:style-name="P1"><text:tab/><text:tab/>http://www.cprogramming.com/tutorial/lesson9.html </text:p>
      <text:p text:style-name="P1"><text:tab/><text:tab/>http://cboard.cprogramming.com/c-programming/ </text:p>
      <text:p text:style-name="P1"><text:tab/> </text:p>
      <text:p text:style-name="P1"><text:tab/> </text:p>
      <text:p text:style-name="P1"/>
      <text:p text:style-name="P1">*/////////////////////////////////////////////////////////////////////////////////////////////////////////////////////////////////////////////////////////////////////////////////////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228in" fo:margin-left="0.3126in" fo:margin-right="0.4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aycel </meta:initial-creator>
    <meta:creation-date>2010-09-28T13:27:10</meta:creation-date>
    <dc:date>2010-09-28T13:38:25</dc:date>
    <dc:creator>Graycel </dc:creator>
    <meta:editing-duration>PT00H07M01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6" meta:paragraph-count="551" meta:word-count="1916" meta:character-count="20584"/>
  </office:meta>
</office:document-meta>
</file>